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 style:data-style-name="N99">
      <style:table-cell-properties fo:border-bottom="none" fo:border-left="none" fo:border-right="0.002cm solid #000000" fo:border-top="none"/>
    </style:style>
    <style:style style:name="ce10" style:family="table-cell" style:parent-style-name="Default" style:data-style-name="N99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1" style:family="table-cell" style:parent-style-name="Default" style:data-style-name="N99">
      <style:table-cell-properties fo:border-bottom="0.002cm solid #000000" fo:border-left="none" fo:border-right="0.002cm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Default"/>
        <table:table-column table:style-name="co1" table:default-cell-style-name="ce9"/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№</text:p>
          </table:table-cell>
          <table:table-cell table:style-name="ce4" office:value-type="string">
            <text:p>Опис</text:p>
          </table:table-cell>
          <table:table-cell table:style-name="ce4" office:value-type="string">
            <text:p>Пріоритет</text:p>
          </table:table-cell>
          <table:table-cell table:style-name="ce4" office:value-type="string">
            <text:p>Статус</text:p>
          </table:table-cell>
          <table:table-cell table:style-name="ce8" office:value-type="string">
            <text:p>Postma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При відправленні реквеста GET /<text:span text:style-name="T1">By city name</text:span> із валідними даними у респонсі відображаються дані про погоду у вибраному місті</text:p>
          </table:table-cell>
          <table:table-cell table:style-name="ce5"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При відправленні реквеста GET /<text:span text:style-name="T1">By city name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При відправленні реквеста GET /<text:span text:style-name="T1">By city name, </text:span><text:span text:style-name="T1">country code</text:span> із валідними даними у респонсі відображаються дані про погоду у вибраному міст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При відправленні реквеста GET /<text:span text:style-name="T1">By city name, </text:span><text:span text:style-name="T1">country code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Not Passed</text:p>
          </table:table-cell>
          <table:table-cell office:value-type="boolean" office:boolean-value="true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При відправленні реквеста GET /<text:span text:style-name="T1">By city id</text:span> із валідними даними у респонсі відображаються дані про погоду у вибраному міст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При відправленні реквеста GET /<text:span text:style-name="T1">By city id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table:style-name="ce10" office:value-type="boolean" office:boolean-value="true">
            <text:p>TRUE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При відправленні реквеста GET /<text:span text:style-name="T1">By </text:span><text:span text:style-name="T1">geographic coordinates</text:span> із валідними даними у респонсі відображаються дані про погоду у вибраному міст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При відправленні реквеста GET /<text:span text:style-name="T1">By </text:span><text:span text:style-name="T1">geographic coordinates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При відправленні реквеста GET /<text:span text:style-name="T1">By ZIP code</text:span> із валідними даними у респонсі відображаються дані про погоду у вибраному міст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При відправленні реквеста GET /<text:span text:style-name="T1">By ZIP code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При відправленні реквеста GET /<text:span text:style-name="T1">Cities within a </text:span><text:span text:style-name="T1">rectangle zone</text:span> із валідними даними у респонсі відображаються дані про погоду в містах у вибраній зон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При відправленні реквеста GET /<text:span text:style-name="T1">Cities within a </text:span><text:span text:style-name="T1">rectangle zone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При відправленні реквеста GET /<text:span text:style-name="T1">Cities in cycle</text:span> із валідними даними у респонсі відображаються дані про погоду у вибраній кількості міст у вибраній зоні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При відправленні реквеста GET /<text:span text:style-name="T1">Cities in cycle</text:span> із невалідними даними статус код 404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При відправленні реквеста GET /<text:span text:style-name="T1">Call for </text:span><text:span text:style-name="T1">several city IDs</text:span> із валідними даними у респонсі відображаються дані про погоду у вибраних містах</text:p>
          </table:table-cell>
          <table:table-cell office:value-type="string">
            <text:p>High</text:p>
          </table:table-cell>
          <table:table-cell office:value-type="string">
            <text:p>Passed</text:p>
          </table:table-cell>
          <table:table-cell office:value-type="boolean" office:boolean-value="true">
            <text:p>TRUE</text:p>
          </table:table-cell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При відправленні реквеста GET /<text:span text:style-name="T1">Call for </text:span><text:span text:style-name="T1">several city Ids</text:span> із невалідними даними статус код 404</text:p>
          </table:table-cell>
          <table:table-cell table:style-name="ce7" office:value-type="string">
            <text:p>High</text:p>
          </table:table-cell>
          <table:table-cell table:style-name="ce7" office:value-type="string">
            <text:p>Passed</text:p>
          </table:table-cell>
          <table:table-cell table:style-name="ce11" office:value-type="boolean" office:boolean-value="true">
            <text:p>TRU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/11/2018</text:date>, <text:time>18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9M8S</meta:editing-duration>
    <meta:editing-cycles>4</meta:editing-cycles>
    <meta:generator>OpenOffice/4.1.5$Win32 OpenOffice.org_project/415m1$Build-9789</meta:generator>
    <dc:date>2018-11-18T18:13:16.89</dc:date>
    <dc:creator>Andrew 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